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196cm" fo:margin-left="-0.196cm" table:align="left" fo:background-color="transparent">
        <style:background-image/>
      </style:table-properties>
    </style:style>
    <style:style style:name="Tableau1.A" style:family="table-column">
      <style:table-column-properties style:column-width="17.196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111111" fo:padding="0.097cm" fo:border="0.5pt solid #000000">
        <style:background-image/>
      </style:table-cell-properties>
    </style:style>
    <style:style style:name="Tableau2" style:family="table">
      <style:table-properties style:width="17.196cm" fo:margin-left="-0.196cm" table:align="left" fo:background-color="transparent">
        <style:background-image/>
      </style:table-properties>
    </style:style>
    <style:style style:name="Tableau2.A" style:family="table-column">
      <style:table-column-properties style:column-width="17.196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111111" fo:padding="0.097cm" fo:border="0.5pt solid #000000">
        <style:background-image/>
      </style:table-cell-properties>
    </style:style>
    <style:style style:name="Tableau3" style:family="table">
      <style:table-properties style:width="17.39cm" fo:margin-left="-0.293cm" table:align="left" fo:background-color="transparent">
        <style:background-image/>
      </style:table-properties>
    </style:style>
    <style:style style:name="Tableau3.A" style:family="table-column">
      <style:table-column-properties style:column-width="17.39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111111" fo:padding="0.097cm" fo:border="0.5pt solid #000000">
        <style:background-image/>
      </style:table-cell-properties>
    </style:style>
    <style:style style:name="Tableau4" style:family="table">
      <style:table-properties style:width="17.196cm" fo:margin-left="-0.196cm" table:align="left" fo:background-color="transparent">
        <style:background-image/>
      </style:table-properties>
    </style:style>
    <style:style style:name="Tableau4.A" style:family="table-column">
      <style:table-column-properties style:column-width="17.196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111111" fo:padding="0.097cm" fo:border="0.5pt solid #000000">
        <style:background-image/>
      </style:table-cell-properties>
    </style:style>
    <style:style style:name="Tableau5" style:family="table">
      <style:table-properties style:width="17.196cm" fo:margin-left="-0.196cm" table:align="left" fo:background-color="transparent">
        <style:background-image/>
      </style:table-properties>
    </style:style>
    <style:style style:name="Tableau5.A" style:family="table-column">
      <style:table-column-properties style:column-width="17.196cm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background-color="#111111" fo:padding="0.097cm" fo:border="0.5pt solid #000000">
        <style:background-image/>
      </style:table-cell-properties>
    </style:style>
    <style:style style:name="P1" style:family="paragraph" style:parent-style-name="Heading_20_2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text-properties officeooo:rsid="00038e4c" officeooo:paragraph-rsid="00038e4c"/>
    </style:style>
    <style:style style:name="P3" style:family="paragraph" style:parent-style-name="Standard">
      <style:text-properties officeooo:rsid="00038e4c" officeooo:paragraph-rsid="0003de95"/>
    </style:style>
    <style:style style:name="P4" style:family="paragraph" style:parent-style-name="Standard">
      <style:text-properties officeooo:rsid="00038e4c" officeooo:paragraph-rsid="00074488"/>
    </style:style>
    <style:style style:name="P5" style:family="paragraph" style:parent-style-name="Standard">
      <style:text-properties officeooo:rsid="00038e4c" officeooo:paragraph-rsid="0008ea52"/>
    </style:style>
    <style:style style:name="P6" style:family="paragraph" style:parent-style-name="Standard">
      <style:text-properties style:font-name="FreeMono" officeooo:rsid="00038e4c" officeooo:paragraph-rsid="00038e4c"/>
    </style:style>
    <style:style style:name="P7" style:family="paragraph" style:parent-style-name="Standard">
      <style:text-properties style:font-name="FreeMono" officeooo:rsid="00038e4c" officeooo:paragraph-rsid="0003de95"/>
    </style:style>
    <style:style style:name="P8" style:family="paragraph" style:parent-style-name="Standard">
      <style:text-properties style:font-name="FreeMono" officeooo:rsid="00038e4c" officeooo:paragraph-rsid="00074488"/>
    </style:style>
    <style:style style:name="P9" style:family="paragraph" style:parent-style-name="Standard">
      <style:text-properties style:font-name="FreeMono" officeooo:rsid="00038e4c" officeooo:paragraph-rsid="0008ea52"/>
    </style:style>
    <style:style style:name="P10" style:family="paragraph" style:parent-style-name="Standard">
      <style:text-properties style:font-name="FreeMono" officeooo:rsid="00038e4c" officeooo:paragraph-rsid="0009e801"/>
    </style:style>
    <style:style style:name="P11" style:family="paragraph" style:parent-style-name="Standard">
      <style:text-properties style:font-name="FreeMono" officeooo:rsid="00038e4c" officeooo:paragraph-rsid="000bd092"/>
    </style:style>
    <style:style style:name="P12" style:family="paragraph" style:parent-style-name="Standard">
      <style:text-properties officeooo:rsid="0003de95" officeooo:paragraph-rsid="0003de95"/>
    </style:style>
    <style:style style:name="P13" style:family="paragraph" style:parent-style-name="Standard">
      <style:text-properties officeooo:rsid="0005f956" officeooo:paragraph-rsid="0005f956"/>
    </style:style>
    <style:style style:name="P14" style:family="paragraph" style:parent-style-name="Standard">
      <style:text-properties officeooo:rsid="0008b0c1" officeooo:paragraph-rsid="0008b0c1"/>
    </style:style>
    <style:style style:name="P15" style:family="paragraph" style:parent-style-name="Standard">
      <style:text-properties officeooo:rsid="000d3409" officeooo:paragraph-rsid="000d3409"/>
    </style:style>
    <style:style style:name="P16" style:family="paragraph" style:parent-style-name="Standard">
      <style:text-properties officeooo:rsid="000f1d4b" officeooo:paragraph-rsid="000f1d4b"/>
    </style:style>
    <style:style style:name="P17" style:family="paragraph" style:parent-style-name="Text_20_body">
      <style:text-properties officeooo:rsid="0008b0c1" officeooo:paragraph-rsid="000d3409"/>
    </style:style>
    <style:style style:name="T1" style:family="text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VUES </text:h>
      <text:p text:style-name="P2"/>
      <text:p text:style-name="P2">Créez une vue correspondant à la jointure Produits - Catégorie/Sous catégorie</text:p>
      <text:p text:style-name="P2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T1">CREATE VIEW PRODUITSCATEGORIES AS</text:span></text:p>
            <text:p text:style-name="P6">SELECT PRODUIT.shortLibel , CAT1.nomination as NomCategorie , CAT2.nomination as NomSousCategorie from CATEGORIE as CAT1 </text:p>
            <text:p text:style-name="P6"><text:s/>JOIN CATEGORIE as CAT2 on CAT1.idCat = CAT2.sousCat</text:p>
            <text:p text:style-name="P6"><text:s/>JOIN PRODUIT on CAT2.idCat = PRODUIT.idCat</text:p>
            <text:p text:style-name="P6"><text:s/>ORDER BY CAT1.nomination </text:p>
          </table:table-cell>
        </table:table-row>
      </table:table>
      <text:p text:style-name="P6"/>
      <text:p text:style-name="P2"/>
      <text:p text:style-name="P3">Créez une vue correspondant à la jointure Produits - Fournisseurs</text:p>
      <text:p text:style-name="P3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">CREATE VIEW FOURNISSEURPRODUIT AS </text:p>
            <text:p text:style-name="P7">SELECT PRODUIT.RefProduit, PRODUIT.shortLibel, PRODUIT.prxHT, FOURNISSEUR.RefFournisseur,FOURNISSEUR.nomination FROM PRODUIT</text:p>
            <text:p text:style-name="P7">JOIN STOCKER ON PRODUIT.RefProduit = STOCKER.RefProduit</text:p>
            <text:p text:style-name="P7">JOIN FOURNISSEUR ON STOCKER.RefFournisseur = FOURNISSEUR.RefFournisseur</text:p>
          </table:table-cell>
        </table:table-row>
      </table:table>
      <text:p text:style-name="P7"/>
      <text:p text:style-name="P3"/>
      <text:p text:style-name="P12">SI COMMANDE A STATUT TERMINE → créer entrée dans historique </text:p>
      <text:p text:style-name="P4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8">DROP TRIGGER IF EXISTS CreerHistorique ;</text:p>
            <text:p text:style-name="P8">DELIMITER |</text:p>
            <text:p text:style-name="P8">CREATE TRIGGER CreerHistorique AFTER UPDATE ON COMMANDE</text:p>
            <text:p text:style-name="P8">FOR EACH ROW</text:p>
            <text:p text:style-name="P8"><text:s text:c="4"/>BEGIN</text:p>
            <text:p text:style-name="P8"><text:s text:c="8"/>DECLARE CurrentCom INT;</text:p>
            <text:p text:style-name="P8"><text:s text:c="8"/>DECLARE CurrentIdCli INT;</text:p>
            <text:p text:style-name="P8"><text:s text:c="8"/>DECLARE CurrentDateCom DATETIME;</text:p>
            <text:p text:style-name="P8"><text:s text:c="8"/>DECLARE CurrentNom VARCHAR(50); </text:p>
            <text:p text:style-name="P8"><text:s text:c="8"/>DECLARE CurrentPrenom VARCHAR(50); </text:p>
            <text:p text:style-name="P8"><text:s text:c="8"/>DECLARE CurrentMail VARCHAR(50); </text:p>
            <text:p text:style-name="P8"><text:s text:c="8"/>DECLARE CurrentTel VARCHAR(50); </text:p>
            <text:p text:style-name="P8"><text:s text:c="8"/>DECLARE CurrentRaisonSociale VARCHAR(50); <text:s/></text:p>
            <text:p text:style-name="P8"><text:tab/><text:tab/>DECLARE CurrentStatut VARCHAR(50);</text:p>
            <text:p text:style-name="P8"/>
            <text:p text:style-name="P8"><text:s text:c="8"/>SET CurrentCom = OLD.idCom;</text:p>
            <text:p text:style-name="P8"><text:s text:c="8"/>SET CurrentIdCli = OLD.idClient;</text:p>
            <text:p text:style-name="P8"><text:s text:c="8"/>SET CurrentDateCom = OLD.dateCom;</text:p>
            <text:p text:style-name="P8"><text:s text:c="8"/>SET CurrentNom = (SELECT C.nom from COMMANDE as CO JOIN CLIENT AS C ON CO.idClient = C.idClient where idCom = CurrentCom);</text:p>
            <text:p text:style-name="P8"><text:s text:c="8"/>SET CurrentPrenom = (SELECT C.prenom from COMMANDE as CO JOIN CLIENT AS C ON CO.idClient = C.idClient where idCom = CurrentCom);</text:p>
            <text:p text:style-name="P8"><text:s text:c="8"/>SET CurrentMail = (SELECT C.mail from COMMANDE as CO JOIN CLIENT AS C ON CO.idClient = C.idClient where idCom = CurrentCom);</text:p>
            <text:p text:style-name="P8"><text:s text:c="8"/>SET CurrentTel = (SELECT C.telephone from COMMANDE as CO JOIN CLIENT AS C ON CO.idClient = C.idClient where idCom = CurrentCom);</text:p>
            <text:p text:style-name="P8"><text:s text:c="8"/>SET CurrentRaisonSociale = (SELECT C.raisonSociale from COMMANDE as CO JOIN CLIENT AS C ON CO.idClient = C.idClient where idCom = CurrentCom);</text:p>
            <text:p text:style-name="P8"><text:soft-page-break/><text:tab/><text:tab/>SET CurrentStatut = NEW.statut ;</text:p>
            <text:p text:style-name="P8"><text:s text:c="8"/></text:p>
            <text:p text:style-name="P8"><text:s text:c="4"/>IF CurrentStatut = 'clos' </text:p>
            <text:p text:style-name="P8"><text:s text:c="4"/>THEN</text:p>
            <text:p text:style-name="P8"><text:s text:c="4"/>INSERT INTO HISTORIQUE (</text:p>
            <text:p text:style-name="P8"><text:s text:c="8"/>HISTORIQUE.idClient,</text:p>
            <text:p text:style-name="P8"><text:s text:c="8"/>HISTORIQUE.idCom,</text:p>
            <text:p text:style-name="P8"><text:s text:c="8"/>HISTORIQUE.dateCom,</text:p>
            <text:p text:style-name="P8"><text:s text:c="8"/>HISTORIQUE.nomHistorique,</text:p>
            <text:p text:style-name="P8"><text:s text:c="8"/>HISTORIQUE.prenomHistorique,</text:p>
            <text:p text:style-name="P8"><text:s text:c="8"/>HISTORIQUE.mailHistorique,</text:p>
            <text:p text:style-name="P8"><text:s text:c="8"/>HISTORIQUE.telephoneHistorique,</text:p>
            <text:p text:style-name="P8"><text:s text:c="8"/>HISTORIQUE.raisonsocialeHistorique) VALUES(CurrentIdCli,CurrentCom,CurrentDateCom,CurrentNom,CurrentPrenom,CurrentMail,CurrentTel,CurrentRaisonSociale);</text:p>
            <text:p text:style-name="P8"><text:s text:c="8"/>END IF;</text:p>
            <text:p text:style-name="P8"><text:s text:c="4"/>END |</text:p>
            <text:p text:style-name="P8">DELIMITER ;</text:p>
          </table:table-cell>
        </table:table-row>
      </table:table>
      <text:p text:style-name="P8"/>
      <text:p text:style-name="P13">Si commande a statut terminé alors interdiction de update <text:s/></text:p>
      <text:p text:style-name="P5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9">DROP TRIGGER IF EXISTS CreerHistorique ;</text:p>
            <text:p text:style-name="P9">DELIMITER |</text:p>
            <text:p text:style-name="P9">CREATE TRIGGER CreerHistorique AFTER UPDATE ON COMMANDE</text:p>
            <text:p text:style-name="P9">FOR EACH ROW</text:p>
            <text:p text:style-name="P9"><text:s text:c="4"/>BEGIN</text:p>
            <text:p text:style-name="P9"><text:s text:c="8"/>DECLARE CurrentCom INT;</text:p>
            <text:p text:style-name="P9"><text:s text:c="8"/>DECLARE CurrentIdCli INT;</text:p>
            <text:p text:style-name="P9"><text:s text:c="8"/>DECLARE CurrentDateCom DATETIME;</text:p>
            <text:p text:style-name="P9"><text:s text:c="8"/>DECLARE CurrentNom VARCHAR(50); </text:p>
            <text:p text:style-name="P9"><text:s text:c="8"/>DECLARE CurrentPrenom VARCHAR(50); </text:p>
            <text:p text:style-name="P9"><text:s text:c="8"/>DECLARE CurrentMail VARCHAR(50); </text:p>
            <text:p text:style-name="P9"><text:s text:c="8"/>DECLARE CurrentTel VARCHAR(50); </text:p>
            <text:p text:style-name="P9"><text:s text:c="8"/>DECLARE CurrentRaisonSociale VARCHAR(50); <text:s/></text:p>
            <text:p text:style-name="P9"><text:tab/><text:tab/>DECLARE CurrentStatut VARCHAR(50);</text:p>
            <text:p text:style-name="P9"><text:s text:c="8"/>DECLARE OldStat VARCHAR(255);</text:p>
            <text:p text:style-name="P9"><text:s text:c="8"/>DECLARE NewStat VARCHAR(255);</text:p>
            <text:p text:style-name="P9"/>
            <text:p text:style-name="P9"><text:s text:c="8"/>SET CurrentCom = OLD.idCom;</text:p>
            <text:p text:style-name="P9"><text:s text:c="8"/>SET CurrentIdCli = OLD.idClient;</text:p>
            <text:p text:style-name="P9"><text:s text:c="8"/>SET CurrentDateCom = OLD.dateCom;</text:p>
            <text:p text:style-name="P9"><text:s text:c="8"/>SET CurrentNom = (SELECT C.nom from COMMANDE as CO JOIN CLIENT AS C ON CO.idClient = C.idClient where idCom = CurrentCom);</text:p>
            <text:p text:style-name="P9"><text:s text:c="8"/>SET CurrentPrenom = (SELECT C.prenom from COMMANDE as CO JOIN CLIENT AS C ON CO.idClient = C.idClient where idCom = CurrentCom);</text:p>
            <text:p text:style-name="P9"><text:s text:c="8"/>SET CurrentMail = (SELECT C.mail from COMMANDE as CO JOIN CLIENT AS C ON CO.idClient = C.idClient where idCom = CurrentCom);</text:p>
            <text:p text:style-name="P9"><text:s text:c="8"/>SET CurrentTel = (SELECT C.telephone from COMMANDE as CO JOIN CLIENT AS C ON CO.idClient = C.idClient where idCom = CurrentCom);</text:p>
            <text:p text:style-name="P9"><text:s text:c="8"/>SET CurrentRaisonSociale = (SELECT C.raisonSociale from COMMANDE as CO JOIN CLIENT AS C ON CO.idClient = C.idClient where idCom = CurrentCom);</text:p>
            <text:p text:style-name="P9"><text:tab/><text:tab/>SET CurrentStatut = NEW.statut ;</text:p>
            <text:p text:style-name="P9"><text:s text:c="8"/>SET OldStat = OLD.statut; <text:s text:c="7"/></text:p>
            <text:p text:style-name="P9"><text:s text:c="8"/></text:p>
            <text:p text:style-name="P9"><text:s text:c="4"/>IF CurrentStatut = 'clos' AND OldStat != 'clos'</text:p>
            <text:p text:style-name="P9"><text:s text:c="4"/>THEN</text:p>
            <text:p text:style-name="P9"><text:soft-page-break/><text:s text:c="4"/>INSERT INTO HISTORIQUE (</text:p>
            <text:p text:style-name="P9"><text:s text:c="8"/>HISTORIQUE.idClient,</text:p>
            <text:p text:style-name="P9"><text:s text:c="8"/>HISTORIQUE.idCom,</text:p>
            <text:p text:style-name="P9"><text:s text:c="8"/>HISTORIQUE.dateCom,</text:p>
            <text:p text:style-name="P9"><text:s text:c="8"/>HISTORIQUE.nomHistorique,</text:p>
            <text:p text:style-name="P9"><text:s text:c="8"/>HISTORIQUE.prenomHistorique,</text:p>
            <text:p text:style-name="P9"><text:s text:c="8"/>HISTORIQUE.mailHistorique,</text:p>
            <text:p text:style-name="P9"><text:s text:c="8"/>HISTORIQUE.telephoneHistorique,</text:p>
            <text:p text:style-name="P9"><text:s text:c="8"/>HISTORIQUE.raisonsocialeHistorique) VALUES(CurrentIdCli,CurrentCom,CurrentDateCom,CurrentNom,CurrentPrenom,CurrentMail,CurrentTel,CurrentRaisonSociale);</text:p>
            <text:p text:style-name="P9"><text:s text:c="8"/>END IF;</text:p>
            <text:p text:style-name="P9"><text:s text:c="8"/>IF OldStat = 'clos'</text:p>
            <text:p text:style-name="P9"><text:s text:c="8"/>THEN</text:p>
            <text:p text:style-name="P9"><text:s text:c="8"/>SIGNAL SQLSTATE '40000' SET MESSAGE_TEXT = 'Aucun accès aux valeurs archivées. ';</text:p>
            <text:p text:style-name="P9"><text:s text:c="8"/>END IF;</text:p>
            <text:p text:style-name="P9"><text:s text:c="4"/>END |</text:p>
            <text:p text:style-name="P9">DELIMITER ;</text:p>
          </table:table-cell>
        </table:table-row>
      </table:table>
      <text:p text:style-name="P9"/>
      <text:p text:style-name="P14">historique peut etre supprimé au bout d e 10 ans </text:p>
      <text:p text:style-name="P14">la suppression de historique supprime aussi la commande liée</text:p>
      <text:p text:style-name="P14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0">DROP PROCEDURE IF EXISTS SupprimerArchive;</text:p>
            <text:p text:style-name="P10"/>
            <text:p text:style-name="P10">DELIMITER | </text:p>
            <text:p text:style-name="P10">CREATE PROCEDURE SupprimerArchive()</text:p>
            <text:p text:style-name="P11">BEGIN</text:p>
            <text:p text:style-name="P11"><text:s text:c="7"/>DELETE FROM HISTORIQUE WHERE DATEDIFF(current_date, dateCom)&gt;3652;<text:tab/></text:p>
            <text:p text:style-name="P11"><text:s text:c="7"/>DELETE FROM COMMANDE WHERE DATEDIFF(current_date, dateCom)&gt;3652;<text:tab/></text:p>
            <text:p text:style-name="P11"><text:s text:c="7"/></text:p>
            <text:p text:style-name="P11"><text:s text:c="4"/>END|</text:p>
            <text:p text:style-name="P10">DELIMITER ;</text:p>
          </table:table-cell>
        </table:table-row>
      </table:table>
      <text:p text:style-name="P10"/>
      <text:p text:style-name="P10"/>
      <text:p text:style-name="P17"><text:bookmark text:name="29"/>Créez une procédure stockée qui sélectionne les commandes non soldées (en cours de livraison),</text:p>
      <text:p text:style-name="P17"><text:s/>puis une autre qui renvoie le délai moyen entre la date de commande et la date de facturation.</text:p>
      <text:p text:style-name="P14"/>
      <text:p text:style-name="P15">Pro→commande → peut payer max 90 jours apres </text:p>
      <text:p text:style-name="P15"/>
      <text:p text:style-name="P16">bck</text:p>
      <text:p text:style-name="P16">DROP TRIGGER IF EXISTS CreerHistorique ;</text:p>
      <text:p text:style-name="P16">DELIMITER |</text:p>
      <text:p text:style-name="P16">CREATE TRIGGER CreerHistorique AFTER UPDATE ON COMMANDE</text:p>
      <text:p text:style-name="P16">FOR EACH ROW</text:p>
      <text:p text:style-name="P16"><text:s text:c="4"/>BEGIN</text:p>
      <text:p text:style-name="P16"><text:s text:c="8"/>DECLARE CurrentCom INT;</text:p>
      <text:p text:style-name="P16"><text:s text:c="8"/>DECLARE CurrentIdCli INT;</text:p>
      <text:p text:style-name="P16"><text:s text:c="8"/>DECLARE CurrentDateCom DATETIME;</text:p>
      <text:p text:style-name="P16"><text:s text:c="8"/>DECLARE CurrentNom VARCHAR(50); </text:p>
      <text:p text:style-name="P16"><text:s text:c="8"/>DECLARE CurrentPrenom VARCHAR(50); </text:p>
      <text:p text:style-name="P16"><text:s text:c="8"/>DECLARE CurrentMail VARCHAR(50); </text:p>
      <text:p text:style-name="P16"><text:soft-page-break/><text:s text:c="8"/>DECLARE CurrentTel VARCHAR(50); </text:p>
      <text:p text:style-name="P16"><text:s text:c="8"/>DECLARE CurrentRaisonSociale VARCHAR(50); <text:s/></text:p>
      <text:p text:style-name="P16"><text:tab/><text:tab/>DECLARE CurrentStatut VARCHAR(50);</text:p>
      <text:p text:style-name="P16"><text:s text:c="8"/>DECLARE OldStat VARCHAR(255);</text:p>
      <text:p text:style-name="P16"><text:s text:c="8"/>DECLARE NewStat VARCHAR(255);</text:p>
      <text:p text:style-name="P16"/>
      <text:p text:style-name="P16"><text:s text:c="8"/>SET CurrentCom = OLD.idCom;</text:p>
      <text:p text:style-name="P16"><text:s text:c="8"/>SET CurrentIdCli = OLD.idClient;</text:p>
      <text:p text:style-name="P16"><text:s text:c="8"/>SET CurrentDateCom = OLD.dateCom;</text:p>
      <text:p text:style-name="P16"><text:s text:c="8"/>SET CurrentNom = (SELECT C.nom from COMMANDE as CO JOIN CLIENT AS C ON CO.idClient = C.idClient where idCom = CurrentCom);</text:p>
      <text:p text:style-name="P16"><text:s text:c="8"/>SET CurrentPrenom = (SELECT C.prenom from COMMANDE as CO JOIN CLIENT AS C ON CO.idClient = C.idClient where idCom = CurrentCom);</text:p>
      <text:p text:style-name="P16"><text:s text:c="8"/>SET CurrentMail = (SELECT C.mail from COMMANDE as CO JOIN CLIENT AS C ON CO.idClient = C.idClient where idCom = CurrentCom);</text:p>
      <text:p text:style-name="P16"><text:s text:c="8"/>SET CurrentTel = (SELECT C.telephone from COMMANDE as CO JOIN CLIENT AS C ON CO.idClient = C.idClient where idCom = CurrentCom);</text:p>
      <text:p text:style-name="P16"><text:s text:c="8"/>SET CurrentRaisonSociale = (SELECT C.raisonSociale from COMMANDE as CO JOIN CLIENT AS C ON CO.idClient = C.idClient where idCom = CurrentCom);</text:p>
      <text:p text:style-name="P16"><text:tab/><text:tab/>SET CurrentStatut = NEW.statut ;</text:p>
      <text:p text:style-name="P16"><text:s text:c="8"/>SET OldStat = OLD.statut; <text:s text:c="7"/></text:p>
      <text:p text:style-name="P16"><text:s text:c="8"/></text:p>
      <text:p text:style-name="P16"><text:s text:c="4"/>IF CurrentStatut = 'clos' AND OldStat != 'clos'</text:p>
      <text:p text:style-name="P16"><text:s text:c="4"/>THEN</text:p>
      <text:p text:style-name="P16"><text:s text:c="4"/>INSERT INTO HISTORIQUE (</text:p>
      <text:p text:style-name="P16"><text:s text:c="8"/>HISTORIQUE.idClient,</text:p>
      <text:p text:style-name="P16"><text:s text:c="8"/>HISTORIQUE.idCom,</text:p>
      <text:p text:style-name="P16"><text:s text:c="8"/>HISTORIQUE.dateCom,</text:p>
      <text:p text:style-name="P16"><text:s text:c="8"/>HISTORIQUE.nomHistorique,</text:p>
      <text:p text:style-name="P16"><text:s text:c="8"/>HISTORIQUE.prenomHistorique,</text:p>
      <text:p text:style-name="P16"><text:s text:c="8"/>HISTORIQUE.mailHistorique,</text:p>
      <text:p text:style-name="P16"><text:s text:c="8"/>HISTORIQUE.telephoneHistorique,</text:p>
      <text:p text:style-name="P16"><text:s text:c="8"/>HISTORIQUE.raisonsocialeHistorique) VALUES(CurrentIdCli,CurrentCom,CurrentDateCom,CurrentNom,CurrentPrenom,CurrentMail,CurrentTel,CurrentRaisonSociale);</text:p>
      <text:p text:style-name="P16"><text:s text:c="8"/>END IF;</text:p>
      <text:p text:style-name="P16"><text:s text:c="8"/>IF OldStat = 'clos'</text:p>
      <text:p text:style-name="P16"><text:s text:c="8"/>THEN</text:p>
      <text:p text:style-name="P16"><text:s text:c="8"/>SIGNAL SQLSTATE '40000' SET MESSAGE_TEXT = 'Aucun accès aux valeurs archivées. ';</text:p>
      <text:p text:style-name="P16"><text:s text:c="8"/>END IF;</text:p>
      <text:p text:style-name="P16"><text:s text:c="4"/>END |</text:p>
      <text:p text:style-name="P16">DELIMITER ;</text:p>
      <text:p text:style-name="P15"/>
      <text:p text:style-name="P15"/>
      <text:p text:style-name="P15"/>
      <text:p text:style-name="P16">bckup </text:p>
      <text:p text:style-name="P16">DROP TRIGGER IF EXISTS CreerHistorique ;</text:p>
      <text:p text:style-name="P16">DELIMITER |</text:p>
      <text:p text:style-name="P16">CREATE TRIGGER CreerHistorique AFTER UPDATE ON COMMANDE</text:p>
      <text:p text:style-name="P16">FOR EACH ROW</text:p>
      <text:p text:style-name="P16"><text:s text:c="4"/>BEGIN</text:p>
      <text:p text:style-name="P16"><text:s text:c="8"/>DECLARE CurrentCom INT;</text:p>
      <text:p text:style-name="P16"><text:soft-page-break/><text:s text:c="8"/>DECLARE CurrentIdCli INT;</text:p>
      <text:p text:style-name="P16"><text:s text:c="8"/>DECLARE CurrentDateCom DATETIME;</text:p>
      <text:p text:style-name="P16"><text:s text:c="8"/>DECLARE CurrentNom VARCHAR(50); </text:p>
      <text:p text:style-name="P16"><text:s text:c="8"/>DECLARE CurrentPrenom VARCHAR(50); </text:p>
      <text:p text:style-name="P16"><text:s text:c="8"/>DECLARE CurrentMail VARCHAR(50); </text:p>
      <text:p text:style-name="P16"><text:s text:c="8"/>DECLARE CurrentTel VARCHAR(50); </text:p>
      <text:p text:style-name="P16"><text:s text:c="8"/>DECLARE CurrentRaisonSociale VARCHAR(50); <text:s/></text:p>
      <text:p text:style-name="P16"><text:tab/><text:tab/>DECLARE CurrentStatut VARCHAR(50);</text:p>
      <text:p text:style-name="P16"><text:s text:c="8"/>DECLARE OldStat VARCHAR(255);</text:p>
      <text:p text:style-name="P16"><text:s text:c="8"/>DECLARE NewStat VARCHAR(255);</text:p>
      <text:p text:style-name="P16"/>
      <text:p text:style-name="P16"><text:s text:c="8"/>SET CurrentCom = OLD.idCom;</text:p>
      <text:p text:style-name="P16"><text:s text:c="8"/>SET CurrentIdCli = OLD.idClient;</text:p>
      <text:p text:style-name="P16"><text:s text:c="8"/>SET CurrentDateCom = OLD.dateCom;</text:p>
      <text:p text:style-name="P16"><text:s text:c="8"/>SET CurrentNom = (SELECT C.nom from COMMANDE as CO JOIN CLIENT AS C ON CO.idClient = C.idClient where idCom = CurrentCom);</text:p>
      <text:p text:style-name="P16"><text:s text:c="8"/>SET CurrentPrenom = (SELECT C.prenom from COMMANDE as CO JOIN CLIENT AS C ON CO.idClient = C.idClient where idCom = CurrentCom);</text:p>
      <text:p text:style-name="P16"><text:s text:c="8"/>SET CurrentMail = (SELECT C.mail from COMMANDE as CO JOIN CLIENT AS C ON CO.idClient = C.idClient where idCom = CurrentCom);</text:p>
      <text:p text:style-name="P16"><text:s text:c="8"/>SET CurrentTel = (SELECT C.telephone from COMMANDE as CO JOIN CLIENT AS C ON CO.idClient = C.idClient where idCom = CurrentCom);</text:p>
      <text:p text:style-name="P16"><text:s text:c="8"/>SET CurrentRaisonSociale = (SELECT C.raisonSociale from COMMANDE as CO JOIN CLIENT AS C ON CO.idClient = C.idClient where idCom = CurrentCom);</text:p>
      <text:p text:style-name="P16"><text:tab/><text:tab/>SET CurrentStatut = NEW.statut ;</text:p>
      <text:p text:style-name="P16"><text:s text:c="8"/>SET OldStat = OLD.statut; <text:s text:c="7"/></text:p>
      <text:p text:style-name="P16"><text:s text:c="8"/></text:p>
      <text:p text:style-name="P16"><text:s text:c="4"/>IF CurrentStatut = 'clos' AND OldStat != 'clos'</text:p>
      <text:p text:style-name="P16"><text:s text:c="4"/>THEN</text:p>
      <text:p text:style-name="P16"><text:s text:c="4"/>INSERT INTO HISTORIQUE (</text:p>
      <text:p text:style-name="P16"><text:s text:c="8"/>HISTORIQUE.idClient,</text:p>
      <text:p text:style-name="P16"><text:s text:c="8"/>HISTORIQUE.idCom,</text:p>
      <text:p text:style-name="P16"><text:s text:c="8"/>HISTORIQUE.dateCom,</text:p>
      <text:p text:style-name="P16"><text:s text:c="8"/>HISTORIQUE.nomHistorique,</text:p>
      <text:p text:style-name="P16"><text:s text:c="8"/>HISTORIQUE.prenomHistorique,</text:p>
      <text:p text:style-name="P16"><text:s text:c="8"/>HISTORIQUE.mailHistorique,</text:p>
      <text:p text:style-name="P16"><text:s text:c="8"/>HISTORIQUE.telephoneHistorique,</text:p>
      <text:p text:style-name="P16"><text:s text:c="8"/>HISTORIQUE.raisonsocialeHistorique) VALUES(CurrentIdCli,CurrentCom,CurrentDateCom,CurrentNom,CurrentPrenom,CurrentMail,CurrentTel,CurrentRaisonSociale);</text:p>
      <text:p text:style-name="P16"><text:s text:c="8"/>END IF;</text:p>
      <text:p text:style-name="P16"><text:s text:c="8"/>IF OldStat = 'clos'</text:p>
      <text:p text:style-name="P16"><text:s text:c="8"/>THEN</text:p>
      <text:p text:style-name="P16"><text:s text:c="8"/>SIGNAL SQLSTATE '40000' SET MESSAGE_TEXT = 'Aucun accès aux valeurs archivées. ';</text:p>
      <text:p text:style-name="P16"><text:s text:c="8"/>END IF;</text:p>
      <text:p text:style-name="P16"><text:s text:c="4"/>END |</text:p>
      <text:p text:style-name="P16">DELIMITER 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2:11:08.177067287</meta:creation-date>
    <meta:generator>LibreOffice/7.3.7.2$Linux_X86_64 LibreOffice_project/30$Build-2</meta:generator>
    <dc:date>2023-02-28T17:06:31.616956865</dc:date>
    <meta:editing-duration>PT33M41S</meta:editing-duration>
    <meta:editing-cycles>2</meta:editing-cycles>
    <meta:document-statistic meta:table-count="5" meta:image-count="0" meta:object-count="0" meta:page-count="5" meta:paragraph-count="203" meta:word-count="1053" meta:character-count="9508" meta:non-whitespace-character-count="7466"/>
  </office:meta>
</office:document-meta>
</file>